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thJax_SansSerif" svg:font-family="MathJax_SansSerif"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font-name="Liberation Mono" officeooo:rsid="001d2343" officeooo:paragraph-rsid="001d2343"/>
    </style:style>
    <style:style style:name="P2" style:family="paragraph" style:parent-style-name="Standard">
      <style:text-properties style:font-name="Liberation Mono" officeooo:rsid="001f0021" officeooo:paragraph-rsid="001f0021"/>
    </style:style>
    <style:style style:name="T1" style:family="text">
      <style:text-properties officeooo:rsid="001f002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wyndrvr.py – prompts and responses</text:p>
      <text:p text:style-name="P1"/>
      <text:p text:style-name="P1">[<text:span text:style-name="T1">0.0</text:span>]</text:p>
      <text:p text:style-name="P1">User: Lets create a program file named wyndrvr.py use the README.md for guidance.</text:p>
      <text:p text:style-name="P1"/>
      <text:p text:style-name="P1">GitHub Copilot: I'll read the README.md to understand the requirements for the wyndrvr.py program. </text:p>
      <text:p text:style-name="P1"/>
      <text:p text:style-name="P1">Read [](file:///home/brett/proj/wyndrvr/README.md)</text:p>
      <text:p text:style-name="P1"/>
      <text:p text:style-name="P1">Let me continue reading the README.md to get the complete requirements. </text:p>
      <text:p text:style-name="P1"/>
      <text:p text:style-name="P1">Read [](file:///home/brett/proj/wyndrvr/README.md#43-43), lines 43 to 43</text:p>
      <text:p text:style-name="P1"/>
      <text:p text:style-name="P1">Now I'll create the wyndrvr.py program based on the README specifications. This will be a UDP-based latency and bandwidth utility with server/client functionality. </text:p>
      <text:p text:style-name="P1"/>
      <text:p text:style-name="P1">Created [](file:///home/brett/proj/wyndrvr/wyndrvr.py)</text:p>
      <text:p text:style-name="P1"/>
      <text:p text:style-name="P1">Created wyndrvr.py with the following features based on the README:</text:p>
      <text:p text:style-name="P1"/>
      <text:p text:style-name="P1">**Server Mode:**</text:p>
      <text:p text:style-name="P1">- Reads configuration from `~/.wyndrvr/config`</text:p>
      <text:p text:style-name="P1">- Supports all specified config parameters (bind address/port, port ranges, parallelization modes, timing settings)</text:p>
      <text:p text:style-name="P1">- Allocates 3 ports per client (control, upload, download)</text:p>
      <text:p text:style-name="P1">- Tracks port usage and prevents conflicts</text:p>
      <text:p text:style-name="P1">- Prints client connections to stdout</text:p>
      <text:p text:style-name="P1">- Resends port assignments until heartbeat received</text:p>
      <text:p text:style-name="P1"/>
      <text:p text:style-name="P1">**Client Mode:**</text:p>
      <text:p text:style-name="P1">- Connects to server via UDP</text:p>
      <text:p text:style-name="P1">- Receives port assignments</text:p>
      <text:p text:style-name="P1">- Creates sockets for control, upload, and download ports</text:p>
      <text:p text:style-name="P1">- Sends heartbeat on all three ports</text:p>
      <text:p text:style-name="P1"/>
      <text:p text:style-name="P1">**Command Line:**</text:p>
      <text:p text:style-name="P1">- `--server [[addr]:[port]]` - Run as server</text:p>
      <text:p text:style-name="P1">- `[[addr]:[port]]` - Run as client connecting to server</text:p>
      <text:p text:style-name="P1">- Handles missing addr/port gracefully with defaults</text:p>
      <text:p text:style-name="P1"/>
      <text:p text:style-name="P1">The implementation includes proper UDP socket handling, port management, and the framework for the parallelization modes (SINGLE, THREAD, PROCESS) specified in the config.</text:p>
      <text:p text:style-name="P1"/>
      <text:p text:style-name="P1">Made changes.</text:p>
      <text:p text:style-name="P1"/>
      <text:p text:style-name="P1"/>
      <text:p text:style-name="P2"><text:soft-page-break/>[0.1]</text:p>
      <text:p text:style-name="P1">User: Lets change the heartbeat_rate to be in milliseconds and default it to 5000 (5 seconds). <text:s/>The heartbeat will be initiated by the client and echoed by the server, and then echoed once by the client. <text:s/>Both the client and server will compute latency and output to stderr.</text:p>
      <text:p text:style-name="P1"/>
      <text:p text:style-name="P1">GitHub Copilot: Using "Multi-Replace String in Files"</text:p>
      <text:p text:style-name="P1"/>
      <text:p text:style-name="P1"/>
      <text:p text:style-name="P1">```</text:p>
      <text:p text:style-name="P1"/>
      <text:p text:style-name="P1">```</text:p>
      <text:p text:style-name="P1">Updated wyndrvr.py with the following changes:</text:p>
      <text:p text:style-name="P1"/>
      <text:p text:style-name="P1">1. **Heartbeat rate**: Changed from microseconds to milliseconds with default of 5000ms (5 seconds)</text:p>
      <text:p text:style-name="P1">2. **Heartbeat exchange protocol**:</text:p>
      <text:p text:style-name="P1"><text:s text:c="3"/>- Client initiates with `HEARTBEAT:` + timestamp</text:p>
      <text:p text:style-name="P1"><text:s text:c="3"/>- Server echoes with `HEARTBEAT_ECHO:` + client timestamp + server timestamp</text:p>
      <text:p text:style-name="P1"><text:s text:c="3"/>- Client echoes back with `HEARTBEAT_FINAL:` + both timestamps</text:p>
      <text:p text:style-name="P1">3. **Latency calculation**:</text:p>
      <text:p text:style-name="P1"><text:s text:c="3"/>- Client measures round-trip latency and outputs to stderr</text:p>
      <text:p text:style-name="P1"><text:s text:c="3"/>- Server measures latency from echo and outputs to stderr</text:p>
      <text:p text:style-name="P1">4. Added heartbeat loop thread in client that runs every 5 seconds</text:p>
      <text:p text:style-name="P1"/>
      <text:p text:style-name="P1">The heartbeat system now provides bidirectional latency measurements with both client and server reporting their measured latencies to stderr.</text:p>
      <text:p text:style-name="P1"/>
      <text:p text:style-name="P1">Made changes.</text:p>
      <text:p text:style-name="P1"/>
      <text:p text:style-name="P1">User: The client is giving me this output: ```python3 wyndrvr.py 127.0.0.1</text:p>
      <text:p text:style-name="P1">Connecting to server 127.0.0.1:6711</text:p>
      <text:p text:style-name="P1">Received port assignment:</text:p>
      <text:p text:style-name="P1"><text:s text:c="2"/>Control Port: 7000</text:p>
      <text:p text:style-name="P1"><text:s text:c="2"/>Upload Port: 7001</text:p>
      <text:p text:style-name="P1"><text:s text:c="2"/>Download Port: 7002</text:p>
      <text:p text:style-name="P1">Client connected successfully</text:p>
      <text:p text:style-name="P1">Error in heartbeat loop: unpack requires a buffer of 16 bytes</text:p>
      <text:p text:style-name="P1">Error in heartbeat loop: unpack requires a buffer of 16 bytes</text:p>
      <text:p text:style-name="P1">^C</text:p>
      <text:p text:style-name="P1">Shutting down client...```</text:p>
      <text:p text:style-name="P1"/>
      <text:p text:style-name="P1">GitHub Copilot: I see the issue. The client's heartbeat loop is trying to parse all incoming messages as heartbeat echoes, but it's receiving other messages (like the port assignment). Let me fix this by adding proper message filtering: </text:p>
      <text:p text:style-name="P1"/>
      <text:p text:style-name="P1">Using "Replace String in File"</text:p>
      <text:p text:style-name="P1"/>
      <text:p text:style-name="P1"><text:soft-page-break/></text:p>
      <text:p text:style-name="P1">```</text:p>
      <text:p text:style-name="P1"/>
      <text:p text:style-name="P1">```</text:p>
      <text:p text:style-name="P1">Fixed the heartbeat loop to check both that the message starts with `HEARTBEAT_ECHO:` and that it has at least 32 bytes (16 for the prefix + 16 for two doubles) before attempting to unpack. This will prevent the error when receiving other types of messages like the port assignment responses.</text:p>
      <text:p text:style-name="P1"/>
      <text:p text:style-name="P1">Made changes.</text:p>
      <text:p text:style-name="P1"/>
      <text:p text:style-name="P1">User: Tried running the client and server. <text:s/>I am supposed to be seeing the latency output to stderr every five seconds but I am not seeing anythong?</text:p>
      <text:p text:style-name="P1"/>
      <text:p text:style-name="P1">GitHub Copilot: Using "Multi-Replace String in Files"</text:p>
      <text:p text:style-name="P1"/>
      <text:p text:style-name="P1"/>
      <text:p text:style-name="P1">```</text:p>
      <text:p text:style-name="P1"/>
      <text:p text:style-name="P1">```</text:p>
      <text:p text:style-name="P1">Fixed two issues:</text:p>
      <text:p text:style-name="P1">1. The byte length check was off by one (15 bytes for "HEARTBEAT_ECHO:" + 16 bytes for two doubles = 31 total)</text:p>
      <text:p text:style-name="P1">2. Now sends the first heartbeat immediately upon connection rather than waiting 5 seconds</text:p>
      <text:p text:style-name="P1"/>
      <text:p text:style-name="P1">The client should now send a heartbeat right away, and you should see latency measurements on stderr from both client and server every 5 seconds.</text:p>
      <text:p text:style-name="P1"/>
      <text:p text:style-name="P1">Made changes.</text:p>
      <text:p text:style-name="P1"/>
      <text:p text:style-name="P1">User: Lets add a version number to the code. <text:s/>The version number will be major.minor (it will not be decimal just an incrementing minor number skiping any minor version numbers that end in zero. <text:s/>Only increment the major number when I instruct). <text:s/>Lets add a version note describing the latests edits to the code as well.</text:p>
      <text:p text:style-name="P1"/>
      <text:p text:style-name="P1">GitHub Copilot: Using "Replace String in File"</text:p>
      <text:p text:style-name="P1"/>
      <text:p text:style-name="P1"/>
      <text:p text:style-name="P1">```</text:p>
      <text:p text:style-name="P1"/>
      <text:p text:style-name="P1">```</text:p>
      <text:p text:style-name="P1">Added version 1.1 with notes describing the heartbeat implementation and latency measurement features.</text:p>
      <text:p text:style-name="P1"/>
      <text:p text:style-name="P1">Made changes.</text:p>
      <text:p text:style-name="P1"/>
      <text:p text:style-name="P1">User: Les start the version number at 0.1</text:p>
      <text:p text:style-name="P1"/>
      <text:p text:style-name="P1"><text:soft-page-break/>GitHub Copilot: Using "Replace String in File"</text:p>
      <text:p text:style-name="P1"/>
      <text:p text:style-name="P1"/>
      <text:p text:style-name="P1">```</text:p>
      <text:p text:style-name="P1"/>
      <text:p text:style-name="P1">```</text:p>
      <text:p text:style-name="P1">Updated version to 0.1.</text:p>
      <text:p text:style-name="P1"/>
      <text:p text:style-name="P1">Made change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thJax_SansSerif" svg:font-family="MathJax_SansSerif"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1-06T06:14:22.387491441</meta:creation-date>
    <dc:date>2026-01-06T07:07:24.448373032</dc:date>
    <meta:editing-duration>PT53M1S</meta:editing-duration>
    <meta:editing-cycles>2</meta:editing-cycles>
    <meta:generator>LibreOffice/24.2.7.2$Linux_X86_64 LibreOffice_project/420$Build-2</meta:generator>
    <meta:document-statistic meta:table-count="0" meta:image-count="0" meta:object-count="0" meta:page-count="4" meta:paragraph-count="83" meta:word-count="737" meta:character-count="4811" meta:non-whitespace-character-count="4126"/>
  </office:meta>
</office:document-meta>
</file>